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officeooo:rsid="001bc2dc" officeooo:paragraph-rsid="001bc2dc"/>
    </style:style>
    <style:style style:name="P2" style:family="paragraph" style:parent-style-name="Standard">
      <style:paragraph-properties fo:line-height="200%" fo:text-align="center" style:justify-single-word="false"/>
      <style:text-properties officeooo:rsid="001bc2dc" officeooo:paragraph-rsid="001bc2dc"/>
    </style:style>
    <style:style style:name="P3" style:family="paragraph" style:parent-style-name="Standard">
      <style:paragraph-properties fo:line-height="200%" fo:text-align="start" style:justify-single-word="false"/>
      <style:text-properties officeooo:rsid="001bc2dc" officeooo:paragraph-rsid="001bc2dc"/>
    </style:style>
    <style:style style:name="P4" style:family="paragraph" style:parent-style-name="Standard">
      <style:paragraph-properties fo:line-height="200%" fo:text-align="start" style:justify-single-word="false"/>
      <style:text-properties officeooo:rsid="001bc2dc" officeooo:paragraph-rsid="001f118d"/>
    </style:style>
    <style:style style:name="T1" style:family="text">
      <style:text-properties officeooo:rsid="001c2029"/>
    </style:style>
    <style:style style:name="T2" style:family="text">
      <style:text-properties officeooo:rsid="001c8002"/>
    </style:style>
    <style:style style:name="T3" style:family="text">
      <style:text-properties officeooo:rsid="001f118d"/>
    </style:style>
    <style:style style:name="T4" style:family="text">
      <style:text-properties officeooo:rsid="00204a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SPN 217</text:p>
      <text:p text:style-name="P1">Yvette Aparico</text:p>
      <text:p text:style-name="P1"/>
      <text:p text:style-name="P2">Un otro día de estos</text:p>
      <text:p text:style-name="P2"/>
      <text:p text:style-name="P2"/>
      <text:p text:style-name="P3"><text:tab/><text:span text:style-name="T1">Cuando entré en el g</text:span>abinete, <text:span text:style-name="T2">allí estaba un niño. “Buenos,” le dije, y apunté a mi mejilla hinchada. El niño entendió lo que quería y fui al traer el dentista. Oía voces bajas mientras esperaba, y luego el niño regresó y me dijo “El dentista no está aquí.” Me suspiré, y dije con dificultad “Eres estás mintiendo. Si él no me saca la muela le pego un tiro.” El niño regresó al dentista y era un silencio largo. Caminé al umbral y aquí era el dentista. Él era tan enjunto como la rama de un árbol joven, y tenía la mirada de alguien que sintonizó mucho. Su mano apoyada en el borde de una gaveta donde aquí era algo de metal… El dentista cerró la gaveta antes de me distinguí lo que era. “Siéntese” dijo el dentista.</text:span></text:p>
      <text:p text:style-name="P3"/>
      <text:p text:style-name="P4"><text:tab/><text:span text:style-name="T3">Mientras sentaba en el sillón de resortes, el dentista hervía su instrumentos. Él se movía sin apresurarse, como alguien que tenía todo el tiempo en el mundo. “Tiene que ser sin anestesia,” me dijo. Tenía miedo del dentista, pero no se lo mostraba. “Está bien,” dije. Me abrí el boca y dejé de respirar. Sentí el gatilo calliente apretó mi muela. Me aferré a las barras de las silla, luego oí “Aquí nos paga veinte muertos, teniente.” Sentí un crujido de huesos en mi mandíbula y mis ojos se llenaron de lágrimas. El dolor era horrible.</text:span></text:p>
      <text:p text:style-name="P4"/>
      <text:p text:style-name="P4"><text:tab/><text:span text:style-name="T4">Después, mi boca sintió mejor. Nunca va a regressar a este gabie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21:56:38.199170000</meta:creation-date>
    <dc:date>2017-09-25T07:42:49.579115000</dc:date>
    <meta:editing-duration>PT21M33S</meta:editing-duration>
    <meta:editing-cycles>4</meta:editing-cycles>
    <meta:generator>LibreOffice/5.2.5.1$MacOSX_X86_64 LibreOffice_project/0312e1a284a7d50ca85a365c316c7abbf20a4d22</meta:generator>
    <meta:document-statistic meta:table-count="0" meta:image-count="0" meta:object-count="0" meta:page-count="1" meta:paragraph-count="7" meta:word-count="256" meta:character-count="1378" meta:non-whitespace-character-count="1126"/>
  </office:meta>
</office:document-meta>
</file>